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links = document.querySelectorAll('nav a');</text:p>
      <text:p text:style-name="Standard"/>
      <text:p text:style-name="Standard">for(const link of links){</text:p>
      <text:p text:style-name="Standard"><text:s text:c="2"/>link.addEventListener('click', function(e){</text:p>
      <text:p text:style-name="Standard"><text:s text:c="4"/>e.preventDefault();</text:p>
      <text:p text:style-name="Standard"><text:s text:c="4"/>const target = document.querySelector(this.getAttribute('href'));</text:p>
      <text:p text:style-name="Standard"><text:s text:c="4"/>target.scrollIntoView({ behavior: 'smooth' });</text:p>
      <text:p text:style-name="Standard"><text:s text:c="2"/>})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3:06:51.102605605</meta:creation-date>
    <dc:date>2025-11-21T13:07:12.434604885</dc:date>
    <meta:editing-duration>PT25S</meta:editing-duration>
    <meta:editing-cycles>1</meta:editing-cycles>
    <meta:document-statistic meta:table-count="0" meta:image-count="0" meta:object-count="0" meta:page-count="1" meta:paragraph-count="8" meta:word-count="22" meta:character-count="267" meta:non-whitespace-character-count="237"/>
    <meta:generator>LibreOffice/24.2.7.2$Linux_X86_64 LibreOffice_project/420$Build-2</meta:generator>
  </office:meta>
</office:document-meta>
</file>